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4201.41 </text:p>
          </table:table-cell>
          <table:table-cell table:number-columns-repeated="2"/>
          <table:table-cell table:style-name="ce41" office:value-type="string" calcext:value-type="string">
            <text:p>-503.41 </text:p>
          </table:table-cell>
          <table:table-cell table:style-name="ce4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table:style-name="Default"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Default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office:value-type="string" calcext:value-type="string">
            <text:p>-99.45</text:p>
          </table:table-cell>
          <table:table-cell table:number-columns-repeated="995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0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7">00.00.0000</text:date>, <text:time style:data-style-name="N2" text:time-value="05:12:45.76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27T04:46:09.885000000</dc:date>
    <meta:editing-duration>P7DT15H50M46S</meta:editing-duration>
    <meta:editing-cycles>3354</meta:editing-cycles>
    <meta:document-statistic meta:table-count="6" meta:cell-count="9231" meta:object-count="0"/>
    <meta:user-defined meta:name="qrichtext">1</meta:user-defined>
  </office:meta>
</office:document-meta>
</file>